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ql&gt; use pgdac;</text:p>
      <text:p text:style-name="P1">Reading table information for completion of table and column names</text:p>
      <text:p text:style-name="P1">You can turn off this feature to get a quicker startup with -A</text:p>
      <text:p text:style-name="P1"/>
      <text:p text:style-name="P1">Database changed</text:p>
      <text:p text:style-name="P1">mysql&gt; show tables;</text:p>
      <text:p text:style-name="P1">+-----------------+</text:p>
      <text:p text:style-name="P1">| Tables_in_pgdac |</text:p>
      <text:p text:style-name="P1">+-----------------+</text:p>
      <text:p text:style-name="P1">| mydata <text:s text:c="9"/>|</text:p>
      <text:p text:style-name="P1">+-----------------+</text:p>
      <text:p text:style-name="P1">1 row in set (0.01 sec)</text:p>
      <text:p text:style-name="P1"/>
      <text:p text:style-name="P1">mysql&gt; select * from mydata;</text:p>
      <text:p text:style-name="P1">+------+---------------+-------+</text:p>
      <text:p text:style-name="P1">| roll | name <text:s text:c="9"/>| grade |</text:p>
      <text:p text:style-name="P1">+------+---------------+-------+</text:p>
      <text:p text:style-name="P1">| <text:s text:c="3"/>1 | Ajay <text:s text:c="9"/>| <text:s text:c="3"/>78 |</text:p>
      <text:p text:style-name="P1">| <text:s text:c="3"/>2 | Vijay <text:s text:c="8"/>| <text:s text:c="3"/>84 |</text:p>
      <text:p text:style-name="P1">| <text:s text:c="3"/>3 | Shouryapratap | <text:s text:c="3"/>64 |</text:p>
      <text:p text:style-name="P1">+------+---------------+-------+</text:p>
      <text:p text:style-name="P1">3 rows in set (0.02 sec)</text:p>
      <text:p text:style-name="P1"/>
      <text:p text:style-name="P1">mysql&gt; </text:p>
      <text:p text:style-name="P1">mysql&gt; drop table mydata;</text:p>
      <text:p text:style-name="P1">Query OK, 0 rows affected (0.96 sec)</text:p>
      <text:p text:style-name="P1"/>
      <text:p text:style-name="P1">mysql&gt; create table student <text:s/>(roll int, name varchar(10), marks fl</text:p>
      <text:p text:style-name="P1">oat);</text:p>
      <text:p text:style-name="P1">Query OK, 0 rows affected (1.33 sec)</text:p>
      <text:p text:style-name="P1"/>
      <text:p text:style-name="P1">mysql&gt; insert into student (roll,name,marks) values <text:s/>(1,'Ajay',78.45);</text:p>
      <text:p text:style-name="P1">Query OK, 1 row affected (0.79 sec)</text:p>
      <text:p text:style-name="P1"/>
      <text:p text:style-name="P1">mysql&gt; insert into student (roll,name,marks) values <text:s/>(2,'Vijaya',67.34);</text:p>
      <text:p text:style-name="P1">Query OK, 1 row affected (0.09 sec)</text:p>
      <text:p text:style-name="P1"/>
      <text:p text:style-name="P1">mysql&gt; insert into student (roll,name,marks) values <text:s/>(3,'Pravin',61.38);</text:p>
      <text:p text:style-name="P1">Query OK, 1 row affected (1.06 sec)</text:p>
      <text:p text:style-name="P1"/>
      <text:p text:style-name="P1">mysql&gt; </text:p>
      <text:p text:style-name="P1">mysql&gt; select * from student;</text:p>
      <text:p text:style-name="P1">+------+--------+-------+</text:p>
      <text:p text:style-name="P1">| roll | name <text:s text:c="2"/>| marks |</text:p>
      <text:p text:style-name="P1">+------+--------+-------+</text:p>
      <text:p text:style-name="P1">| <text:s text:c="3"/>1 | Ajay <text:s text:c="2"/>| 78.45 |</text:p>
      <text:p text:style-name="P1">| <text:s text:c="3"/>2 | Vijaya | 67.34 |</text:p>
      <text:p text:style-name="P1">| <text:s text:c="3"/>3 | Pravin | 61.38 |</text:p>
      <text:p text:style-name="P1">+------+--------+-------+</text:p>
      <text:p text:style-name="P1">3 rows in set (0.00 sec)</text:p>
      <text:p text:style-name="P1"><text:soft-page-break/></text:p>
      <text:p text:style-name="P1">mysql&gt; desc student;</text:p>
      <text:p text:style-name="P1">+-------+-------------+------+-----+---------+-------+</text:p>
      <text:p text:style-name="P1">| Field | Type <text:s text:c="7"/>| Null | Key | Default | Extra |</text:p>
      <text:p text:style-name="P1">+-------+-------------+------+-----+---------+-------+</text:p>
      <text:p text:style-name="P1">| roll <text:s/>| int <text:s text:c="8"/>| YES <text:s/>| <text:s text:c="4"/>| NULL <text:s text:c="3"/>| <text:s text:c="6"/>|</text:p>
      <text:p text:style-name="P1">| name <text:s/>| varchar(10) | YES <text:s/>| <text:s text:c="4"/>| NULL <text:s text:c="3"/>| <text:s text:c="6"/>|</text:p>
      <text:p text:style-name="P1">| marks | float <text:s text:c="6"/>| YES <text:s/>| <text:s text:c="4"/>| NULL <text:s text:c="3"/>| <text:s text:c="6"/>|</text:p>
      <text:p text:style-name="P1">+-------+-------------+------+-----+---------+-------+</text:p>
      <text:p text:style-name="P1">3 rows in set (0.01 sec)</text:p>
      <text:p text:style-name="P1"/>
      <text:p text:style-name="P1">mysql&gt; insert into student (roll,name) values (4,'Rani');</text:p>
      <text:p text:style-name="P1">Query OK, 1 row affected (0.36 sec)</text:p>
      <text:p text:style-name="P1"/>
      <text:p text:style-name="P1">mysql&gt; select * from student;</text:p>
      <text:p text:style-name="P1">+------+--------+-------+</text:p>
      <text:p text:style-name="P1">| roll | name <text:s text:c="2"/>| marks |</text:p>
      <text:p text:style-name="P1">+------+--------+-------+</text:p>
      <text:p text:style-name="P1">| <text:s text:c="3"/>1 | Ajay <text:s text:c="2"/>| 78.45 |</text:p>
      <text:p text:style-name="P1">| <text:s text:c="3"/>2 | Vijaya | 67.34 |</text:p>
      <text:p text:style-name="P1">| <text:s text:c="3"/>3 | Pravin | 61.38 |</text:p>
      <text:p text:style-name="P1">| <text:s text:c="3"/>4 | Rani <text:s text:c="2"/>| <text:s/>NULL |</text:p>
      <text:p text:style-name="P1">+------+--------+-------+</text:p>
      <text:p text:style-name="P1">4 rows in set (0.00 sec)</text:p>
      <text:p text:style-name="P1"/>
      <text:p text:style-name="P1">mysql&gt; insert into student (name,roll,marks) values ('Pravina',5,56.34);</text:p>
      <text:p text:style-name="P1">Query OK, 1 row affected (0.09 sec)</text:p>
      <text:p text:style-name="P1"/>
      <text:p text:style-name="P1">mysql&gt; select * from student;</text:p>
      <text:p text:style-name="P1">+------+---------+-------+</text:p>
      <text:p text:style-name="P1">| roll | name <text:s text:c="3"/>| marks |</text:p>
      <text:p text:style-name="P1">+------+---------+-------+</text:p>
      <text:p text:style-name="P1">| <text:s text:c="3"/>1 | Ajay <text:s text:c="3"/>| 78.45 |</text:p>
      <text:p text:style-name="P1">| <text:s text:c="3"/>2 | Vijaya <text:s/>| 67.34 |</text:p>
      <text:p text:style-name="P1">| <text:s text:c="3"/>3 | Pravin <text:s/>| 61.38 |</text:p>
      <text:p text:style-name="P1">| <text:s text:c="3"/>4 | Rani <text:s text:c="3"/>| <text:s/>NULL |</text:p>
      <text:p text:style-name="P1">| <text:s text:c="3"/>5 | Pravina | 56.34 |</text:p>
      <text:p text:style-name="P1">+------+---------+-------+</text:p>
      <text:p text:style-name="P1">5 rows in set (0.00 sec)</text:p>
      <text:p text:style-name="P1"/>
      <text:p text:style-name="P1">mysql&gt; insert into student (roll,name,marks) values (6,'Raj',71.9),(7,'Ashok',62.45);</text:p>
      <text:p text:style-name="P1">Query OK, 2 rows affected (0.16 sec)</text:p>
      <text:p text:style-name="P1">Records: 2 <text:s/>Duplicates: 0 <text:s/>Warnings: 0</text:p>
      <text:p text:style-name="P1"/>
      <text:p text:style-name="P1">mysql&gt; select * from student;</text:p>
      <text:p text:style-name="P1">+------+---------+-------+</text:p>
      <text:p text:style-name="P1">| roll | name <text:s text:c="3"/>| marks |</text:p>
      <text:p text:style-name="P1">+------+---------+-------+</text:p>
      <text:p text:style-name="P1">| <text:s text:c="3"/>1 | Ajay <text:s text:c="3"/>| 78.45 |</text:p>
      <text:p text:style-name="P1">| <text:s text:c="3"/>2 | Vijaya <text:s/>| 67.34 |</text:p>
      <text:p text:style-name="P1">| <text:s text:c="3"/>3 | Pravin <text:s/>| 61.38 |</text:p>
      <text:p text:style-name="P1"><text:soft-page-break/>| <text:s text:c="3"/>4 | Rani <text:s text:c="3"/>| <text:s/>NULL |</text:p>
      <text:p text:style-name="P1">| <text:s text:c="3"/>5 | Pravina | 56.34 |</text:p>
      <text:p text:style-name="P1">| <text:s text:c="3"/>6 | Raj <text:s text:c="4"/>| <text:s/>71.9 |</text:p>
      <text:p text:style-name="P1">| <text:s text:c="3"/>7 | Ashok <text:s text:c="2"/>| 62.45 |</text:p>
      <text:p text:style-name="P1">+------+---------+-------+</text:p>
      <text:p text:style-name="P1">7 rows in set (0.00 sec)</text:p>
      <text:p text:style-name="P1"/>
      <text:p text:style-name="P1">mysql&gt; insert into student values (8,'Priya',54.76);</text:p>
      <text:p text:style-name="P1">Query OK, 1 row affected (0.77 sec)</text:p>
      <text:p text:style-name="P1"/>
      <text:p text:style-name="P1">mysql&gt; INSERT INTO STUDENT VALUES (9,'Rajesh',81.43);</text:p>
      <text:p text:style-name="P1">ERROR 1146 (42S02): Table 'pgdac.STUDENT' doesn't exist</text:p>
      <text:p text:style-name="P1">mysql&gt; INSERT INTO student VALUES (9,'Rajesh',81.43);</text:p>
      <text:p text:style-name="P1">Query OK, 1 row affected (0.47 sec)</text:p>
      <text:p text:style-name="P1"/>
      <text:p text:style-name="P1">mysql&gt; SELECT * FROM student;</text:p>
      <text:p text:style-name="P1">+------+---------+-------+</text:p>
      <text:p text:style-name="P1">| roll | name <text:s text:c="3"/>| marks |</text:p>
      <text:p text:style-name="P1">+------+---------+-------+</text:p>
      <text:p text:style-name="P1">| <text:s text:c="3"/>1 | Ajay <text:s text:c="3"/>| 78.45 |</text:p>
      <text:p text:style-name="P1">| <text:s text:c="3"/>2 | Vijaya <text:s/>| 67.34 |</text:p>
      <text:p text:style-name="P1">| <text:s text:c="3"/>3 | Pravin <text:s/>| 61.38 |</text:p>
      <text:p text:style-name="P1">| <text:s text:c="3"/>4 | Rani <text:s text:c="3"/>| <text:s/>NULL |</text:p>
      <text:p text:style-name="P1">| <text:s text:c="3"/>5 | Pravina | 56.34 |</text:p>
      <text:p text:style-name="P1">| <text:s text:c="3"/>6 | Raj <text:s text:c="4"/>| <text:s/>71.9 |</text:p>
      <text:p text:style-name="P1">| <text:s text:c="3"/>7 | Ashok <text:s text:c="2"/>| 62.45 |</text:p>
      <text:p text:style-name="P1">| <text:s text:c="3"/>8 | Priya <text:s text:c="2"/>| 54.76 |</text:p>
      <text:p text:style-name="P1">| <text:s text:c="3"/>9 | Rajesh <text:s/>| 81.43 |</text:p>
      <text:p text:style-name="P1">+------+---------+-------+</text:p>
      <text:p text:style-name="P1">9 rows in set (0.00 sec)</text:p>
      <text:p text:style-name="P1"/>
      <text:p text:style-name="P1">mysql&gt; INSERT INTO student VALUES (10,'Suresh');</text:p>
      <text:p text:style-name="P1">ERROR 1136 (21S01): Column count doesn't match value count at row 1</text:p>
      <text:p text:style-name="P1">mysql&gt; INSERT INTO student VALUES (78.45,10,'Suresh');</text:p>
      <text:p text:style-name="P1">ERROR 1265 (01000): Data truncated for column 'marks' at row 1</text:p>
      <text:p text:style-name="P1">mysql&gt; </text:p>
      <text:p text:style-name="P1">mysql&gt; create table student1</text:p>
      <text:p text:style-name="P1"><text:s text:c="4"/>-&gt; (roll int default -1,</text:p>
      <text:p text:style-name="P1"><text:s text:c="4"/>-&gt; name varchar(10) default 'XXXXXX',</text:p>
      <text:p text:style-name="P1"><text:s text:c="4"/>-&gt; marks float not null);</text:p>
      <text:p text:style-name="P1">Query OK, 0 rows affected (0.81 sec)</text:p>
      <text:p text:style-name="P1"/>
      <text:p text:style-name="P1">mysql&gt; desc student1;</text:p>
      <text:p text:style-name="P1">+-------+-------------+------+-----+---------+-------+</text:p>
      <text:p text:style-name="P1">| Field | Type <text:s text:c="7"/>| Null | Key | Default | Extra |</text:p>
      <text:p text:style-name="P1">+-------+-------------+------+-----+---------+-------+</text:p>
      <text:p text:style-name="P1">| roll <text:s/>| int <text:s text:c="8"/>| YES <text:s/>| <text:s text:c="4"/>| -1 <text:s text:c="5"/>| <text:s text:c="6"/>|</text:p>
      <text:p text:style-name="P1">| name <text:s/>| varchar(10) | YES <text:s/>| <text:s text:c="4"/>| XXXXXX <text:s/>| <text:s text:c="6"/>|</text:p>
      <text:p text:style-name="P1">| marks | float <text:s text:c="6"/>| NO <text:s text:c="2"/>| <text:s text:c="4"/>| NULL <text:s text:c="3"/>| <text:s text:c="6"/>|</text:p>
      <text:p text:style-name="P1">+-------+-------------+------+-----+---------+-------+</text:p>
      <text:p text:style-name="P1">3 rows in set (0.01 sec)</text:p>
      <text:p text:style-name="P1"/>
      <text:p text:style-name="P1"><text:soft-page-break/>mysql&gt; INSERT INTO student (name,marks) VALUES ('Suresh',65.39);</text:p>
      <text:p text:style-name="P1">Query OK, 1 row affected (0.13 sec)</text:p>
      <text:p text:style-name="P1"/>
      <text:p text:style-name="P1">mysql&gt; INSERT INTO student1 (name,marks) VALUES ('Suresh',65.39);</text:p>
      <text:p text:style-name="P1">Query OK, 1 row affected (0.58 sec)</text:p>
      <text:p text:style-name="P1"/>
      <text:p text:style-name="P1">mysql&gt; SELECT * FROM student1;</text:p>
      <text:p text:style-name="P1">+------+--------+-------+</text:p>
      <text:p text:style-name="P1">| roll | name <text:s text:c="2"/>| marks |</text:p>
      <text:p text:style-name="P1">+------+--------+-------+</text:p>
      <text:p text:style-name="P1">| <text:s text:c="2"/>-1 | Suresh | 65.39 |</text:p>
      <text:p text:style-name="P1">+------+--------+-------+</text:p>
      <text:p text:style-name="P1">1 row in set (0.00 sec)</text:p>
      <text:p text:style-name="P1"/>
      <text:p text:style-name="P1">mysql&gt; INSERT INTO student1 (roll,marks) VALUES (1,65.39);</text:p>
      <text:p text:style-name="P1">Query OK, 1 row affected (0.08 sec)</text:p>
      <text:p text:style-name="P1"/>
      <text:p text:style-name="P1">mysql&gt; SELECT * FROM student1;</text:p>
      <text:p text:style-name="P1">+------+--------+-------+</text:p>
      <text:p text:style-name="P1">| roll | name <text:s text:c="2"/>| marks |</text:p>
      <text:p text:style-name="P1">+------+--------+-------+</text:p>
      <text:p text:style-name="P1">| <text:s text:c="2"/>-1 | Suresh | 65.39 |</text:p>
      <text:p text:style-name="P1">| <text:s text:c="3"/>1 | XXXXXX | 65.39 |</text:p>
      <text:p text:style-name="P1">+------+--------+-------+</text:p>
      <text:p text:style-name="P1">2 rows in set (0.00 sec)</text:p>
      <text:p text:style-name="P1"/>
      <text:p text:style-name="P1">mysql&gt; INSERT INTO student1 (roll,name,marks) VALUES (1,'',65.39);</text:p>
      <text:p text:style-name="P1"/>
      <text:p text:style-name="P1">Query OK, 1 row affected (0.28 sec)</text:p>
      <text:p text:style-name="P1"/>
      <text:p text:style-name="P1">mysql&gt; SELECT * FROM student1;</text:p>
      <text:p text:style-name="P1">+------+--------+-------+</text:p>
      <text:p text:style-name="P1">| roll | name <text:s text:c="2"/>| marks |</text:p>
      <text:p text:style-name="P1">+------+--------+-------+</text:p>
      <text:p text:style-name="P1">| <text:s text:c="2"/>-1 | Suresh | 65.39 |</text:p>
      <text:p text:style-name="P1">| <text:s text:c="3"/>1 | XXXXXX | 65.39 |</text:p>
      <text:p text:style-name="P1">| <text:s text:c="3"/>1 | <text:s text:c="7"/>| 65.39 |</text:p>
      <text:p text:style-name="P1">+------+--------+-------+</text:p>
      <text:p text:style-name="P1">3 rows in set (0.00 sec)</text:p>
      <text:p text:style-name="P1"/>
      <text:p text:style-name="P1">mysql&gt; INSERT INTO student1 (roll,name,marks) VALUES (1,NULL,65.39</text:p>
      <text:p text:style-name="P1">);</text:p>
      <text:p text:style-name="P1">Query OK, 1 row affected (0.45 sec)</text:p>
      <text:p text:style-name="P1"/>
      <text:p text:style-name="P1">mysql&gt; SELECT * FROM student1;</text:p>
      <text:p text:style-name="P1">+------+--------+-------+</text:p>
      <text:p text:style-name="P1">| roll | name <text:s text:c="2"/>| marks |</text:p>
      <text:p text:style-name="P1">+------+--------+-------+</text:p>
      <text:p text:style-name="P1">| <text:s text:c="2"/>-1 | Suresh | 65.39 |</text:p>
      <text:p text:style-name="P1">| <text:s text:c="3"/>1 | XXXXXX | 65.39 |</text:p>
      <text:p text:style-name="P1">| <text:s text:c="3"/>1 | <text:s text:c="7"/>| 65.39 |</text:p>
      <text:p text:style-name="P1">| <text:s text:c="3"/>1 | NULL <text:s text:c="2"/>| 65.39 |</text:p>
      <text:p text:style-name="P1">+------+--------+-------+</text:p>
      <text:p text:style-name="P1"><text:soft-page-break/>4 rows in set (0.00 sec)</text:p>
      <text:p text:style-name="P1"/>
      <text:p text:style-name="P1">mysql&gt; INSERT INTO student1 (roll,name) VALUES (3,'Raj');</text:p>
      <text:p text:style-name="P1">ERROR 1364 (HY000): Field 'marks' doesn't have a default value</text:p>
      <text:p text:style-name="P1">mysql&gt; INSERT INTO student1 (roll,name) VALUES (3,'Raj',NULL);</text:p>
      <text:p text:style-name="P1">ERROR 1136 (21S01): Column count doesn't match value count at row 1</text:p>
      <text:p text:style-name="P1">mysql&gt; INSERT INTO student1 (roll,name,marks) VALUES (3,'Raj',NULL</text:p>
      <text:p text:style-name="P1">);</text:p>
      <text:p text:style-name="P1">ERROR 1048 (23000): Column 'marks' cannot be null</text:p>
      <text:p text:style-name="P1">mysql&gt; </text:p>
      <text:p text:style-name="P1">mysql&gt; SELECT * FROM student1;</text:p>
      <text:p text:style-name="P1">+------+--------+-------+</text:p>
      <text:p text:style-name="P1">| roll | name <text:s text:c="2"/>| marks |</text:p>
      <text:p text:style-name="P1">+------+--------+-------+</text:p>
      <text:p text:style-name="P1">| <text:s text:c="2"/>-1 | Suresh | 65.39 |</text:p>
      <text:p text:style-name="P1">| <text:s text:c="3"/>1 | XXXXXX | 65.39 |</text:p>
      <text:p text:style-name="P1">| <text:s text:c="3"/>1 | <text:s text:c="7"/>| 65.39 |</text:p>
      <text:p text:style-name="P1">| <text:s text:c="3"/>1 | NULL <text:s text:c="2"/>| 65.39 |</text:p>
      <text:p text:style-name="P1">+------+--------+-------+</text:p>
      <text:p text:style-name="P1">4 rows in set (0.00 sec)</text:p>
      <text:p text:style-name="P1"/>
      <text:p text:style-name="P1">mysql&gt; SELECT * FROM student;</text:p>
      <text:p text:style-name="P1">+------+---------+-------+</text:p>
      <text:p text:style-name="P1">| roll | name <text:s text:c="3"/>| marks |</text:p>
      <text:p text:style-name="P1">+------+---------+-------+</text:p>
      <text:p text:style-name="P1">| <text:s text:c="3"/>1 | Ajay <text:s text:c="3"/>| 78.45 |</text:p>
      <text:p text:style-name="P1">| <text:s text:c="3"/>2 | Vijaya <text:s/>| 67.34 |</text:p>
      <text:p text:style-name="P1">| <text:s text:c="3"/>3 | Pravin <text:s/>| 61.38 |</text:p>
      <text:p text:style-name="P1">| <text:s text:c="3"/>4 | Rani <text:s text:c="3"/>| <text:s/>NULL |</text:p>
      <text:p text:style-name="P1">| <text:s text:c="3"/>5 | Pravina | 56.34 |</text:p>
      <text:p text:style-name="P1">| <text:s text:c="3"/>6 | Raj <text:s text:c="4"/>| <text:s/>71.9 |</text:p>
      <text:p text:style-name="P1">| <text:s text:c="3"/>7 | Ashok <text:s text:c="2"/>| 62.45 |</text:p>
      <text:p text:style-name="P1">| <text:s text:c="3"/>8 | Priya <text:s text:c="2"/>| 54.76 |</text:p>
      <text:p text:style-name="P1">| <text:s text:c="3"/>9 | Rajesh <text:s/>| 81.43 |</text:p>
      <text:p text:style-name="P1">| NULL | Suresh <text:s/>| 65.39 |</text:p>
      <text:p text:style-name="P1">+------+---------+-------+</text:p>
      <text:p text:style-name="P1">10 rows in set (0.00 sec)</text:p>
      <text:p text:style-name="P1"/>
      <text:p text:style-name="P1">mysql&gt; </text:p>
      <text:p text:style-name="P1">mysql&gt; insert into student values SELECT * FROM student1;</text:p>
      <text:p text:style-name="P1">ERROR 1064 (42000): You have an error in your SQL syntax; check the manual that corresponds to your MySQL server version for the right syntax to use near 'SELECT * FROM student1' at line 1</text:p>
      <text:p text:style-name="P1">mysql&gt; insert into student SELECT * FROM student1;</text:p>
      <text:p text:style-name="P1">Query OK, 4 rows affected (0.09 sec)</text:p>
      <text:p text:style-name="P1">Records: 4 <text:s/>Duplicates: 0 <text:s/>Warnings: 0</text:p>
      <text:p text:style-name="P1"/>
      <text:p text:style-name="P1">mysql&gt; SELECT * FROM student;</text:p>
      <text:p text:style-name="P1">+------+---------+-------+</text:p>
      <text:p text:style-name="P1">| roll | name <text:s text:c="3"/>| marks |</text:p>
      <text:p text:style-name="P1">+------+---------+-------+</text:p>
      <text:p text:style-name="P1">| <text:s text:c="3"/>1 | Ajay <text:s text:c="3"/>| 78.45 |</text:p>
      <text:p text:style-name="P1"><text:soft-page-break/>| <text:s text:c="3"/>2 | Vijaya <text:s/>| 67.34 |</text:p>
      <text:p text:style-name="P1">| <text:s text:c="3"/>3 | Pravin <text:s/>| 61.38 |</text:p>
      <text:p text:style-name="P1">| <text:s text:c="3"/>4 | Rani <text:s text:c="3"/>| <text:s/>NULL |</text:p>
      <text:p text:style-name="P1">| <text:s text:c="3"/>5 | Pravina | 56.34 |</text:p>
      <text:p text:style-name="P1">| <text:s text:c="3"/>6 | Raj <text:s text:c="4"/>| <text:s/>71.9 |</text:p>
      <text:p text:style-name="P1">| <text:s text:c="3"/>7 | Ashok <text:s text:c="2"/>| 62.45 |</text:p>
      <text:p text:style-name="P1">| <text:s text:c="3"/>8 | Priya <text:s text:c="2"/>| 54.76 |</text:p>
      <text:p text:style-name="P1">| <text:s text:c="3"/>9 | Rajesh <text:s/>| 81.43 |</text:p>
      <text:p text:style-name="P1">| NULL | Suresh <text:s/>| 65.39 |</text:p>
      <text:p text:style-name="P1">| <text:s text:c="2"/>-1 | Suresh <text:s/>| 65.39 |</text:p>
      <text:p text:style-name="P1">| <text:s text:c="3"/>1 | XXXXXX <text:s/>| 65.39 |</text:p>
      <text:p text:style-name="P1">| <text:s text:c="3"/>1 | <text:s text:c="8"/>| 65.39 |</text:p>
      <text:p text:style-name="P1">| <text:s text:c="3"/>1 | NULL <text:s text:c="3"/>| 65.39 |</text:p>
      <text:p text:style-name="P1">+------+---------+-------+</text:p>
      <text:p text:style-name="P1">14 rows in set (0.00 sec)</text:p>
      <text:p text:style-name="P1"/>
      <text:p text:style-name="P1">mysql&gt; SELECT * FROM student;</text:p>
      <text:p text:style-name="P1">+------+---------+-------+</text:p>
      <text:p text:style-name="P1">| roll | name <text:s text:c="3"/>| marks |</text:p>
      <text:p text:style-name="P1">+------+---------+-------+</text:p>
      <text:p text:style-name="P1">| <text:s text:c="3"/>1 | Ajay <text:s text:c="3"/>| 78.45 |</text:p>
      <text:p text:style-name="P1">| <text:s text:c="3"/>2 | Vijaya <text:s/>| 67.34 |</text:p>
      <text:p text:style-name="P1">| <text:s text:c="3"/>3 | Pravin <text:s/>| 61.38 |</text:p>
      <text:p text:style-name="P1">| <text:s text:c="3"/>4 | Rani <text:s text:c="3"/>| <text:s/>NULL |</text:p>
      <text:p text:style-name="P1">| <text:s text:c="3"/>5 | Pravina | 56.34 |</text:p>
      <text:p text:style-name="P1">| <text:s text:c="3"/>6 | Raj <text:s text:c="4"/>| <text:s/>71.9 |</text:p>
      <text:p text:style-name="P1">| <text:s text:c="3"/>7 | Ashok <text:s text:c="2"/>| 62.45 |</text:p>
      <text:p text:style-name="P1">| <text:s text:c="3"/>8 | Priya <text:s text:c="2"/>| 54.76 |</text:p>
      <text:p text:style-name="P1">| <text:s text:c="3"/>9 | Rajesh <text:s/>| 81.43 |</text:p>
      <text:p text:style-name="P1">| NULL | Suresh <text:s/>| 65.39 |</text:p>
      <text:p text:style-name="P1">| <text:s text:c="2"/>-1 | Suresh <text:s/>| 65.39 |</text:p>
      <text:p text:style-name="P1">| <text:s text:c="3"/>1 | XXXXXX <text:s/>| 65.39 |</text:p>
      <text:p text:style-name="P1">| <text:s text:c="3"/>1 | <text:s text:c="8"/>| 65.39 |</text:p>
      <text:p text:style-name="P1">| <text:s text:c="3"/>1 | NULL <text:s text:c="3"/>| 65.39 |</text:p>
      <text:p text:style-name="P1">+------+---------+-------+</text:p>
      <text:p text:style-name="P1">14 rows in set (0.00 sec)</text:p>
      <text:p text:style-name="P1"/>
      <text:p text:style-name="P1">mysql&gt; </text:p>
      <text:p text:style-name="P1">mysql&gt; delete from student where roll = -1;</text:p>
      <text:p text:style-name="P1">Query OK, 1 row affected (0.13 sec)</text:p>
      <text:p text:style-name="P1"/>
      <text:p text:style-name="P1">mysql&gt; SELECT * FROM student;</text:p>
      <text:p text:style-name="P1">+------+---------+-------+</text:p>
      <text:p text:style-name="P1">| roll | name <text:s text:c="3"/>| marks |</text:p>
      <text:p text:style-name="P1">+------+---------+-------+</text:p>
      <text:p text:style-name="P1">| <text:s text:c="3"/>1 | Ajay <text:s text:c="3"/>| 78.45 |</text:p>
      <text:p text:style-name="P1">| <text:s text:c="3"/>2 | Vijaya <text:s/>| 67.34 |</text:p>
      <text:p text:style-name="P1">| <text:s text:c="3"/>3 | Pravin <text:s/>| 61.38 |</text:p>
      <text:p text:style-name="P1">| <text:s text:c="3"/>4 | Rani <text:s text:c="3"/>| <text:s/>NULL |</text:p>
      <text:p text:style-name="P1">| <text:s text:c="3"/>5 | Pravina | 56.34 |</text:p>
      <text:p text:style-name="P1">| <text:s text:c="3"/>6 | Raj <text:s text:c="4"/>| <text:s/>71.9 |</text:p>
      <text:p text:style-name="P1">| <text:s text:c="3"/>7 | Ashok <text:s text:c="2"/>| 62.45 |</text:p>
      <text:p text:style-name="P1">| <text:s text:c="3"/>8 | Priya <text:s text:c="2"/>| 54.76 |</text:p>
      <text:p text:style-name="P1"><text:soft-page-break/>| <text:s text:c="3"/>9 | Rajesh <text:s/>| 81.43 |</text:p>
      <text:p text:style-name="P1">| NULL | Suresh <text:s/>| 65.39 |</text:p>
      <text:p text:style-name="P1">| <text:s text:c="3"/>1 | XXXXXX <text:s/>| 65.39 |</text:p>
      <text:p text:style-name="P1">| <text:s text:c="3"/>1 | <text:s text:c="8"/>| 65.39 |</text:p>
      <text:p text:style-name="P1">| <text:s text:c="3"/>1 | NULL <text:s text:c="3"/>| 65.39 |</text:p>
      <text:p text:style-name="P1">+------+---------+-------+</text:p>
      <text:p text:style-name="P1">13 rows in set (0.00 sec)</text:p>
      <text:p text:style-name="P1"/>
      <text:p text:style-name="P1">mysql&gt; </text:p>
      <text:p text:style-name="P1">mysql&gt; delete from student where marks = 65.39;</text:p>
      <text:p text:style-name="P1">Query OK, 0 rows affected (0.00 sec)</text:p>
      <text:p text:style-name="P1"/>
      <text:p text:style-name="P1">mysql&gt; delete from student where roll = 1;</text:p>
      <text:p text:style-name="P1">Query OK, 4 rows affected (0.26 sec)</text:p>
      <text:p text:style-name="P1"/>
      <text:p text:style-name="P1">mysql&gt; SELECT * FROM student;</text:p>
      <text:p text:style-name="P1">+------+---------+-------+</text:p>
      <text:p text:style-name="P1">| roll | name <text:s text:c="3"/>| marks |</text:p>
      <text:p text:style-name="P1">+------+---------+-------+</text:p>
      <text:p text:style-name="P1">| <text:s text:c="3"/>2 | Vijaya <text:s/>| 67.34 |</text:p>
      <text:p text:style-name="P1">| <text:s text:c="3"/>3 | Pravin <text:s/>| 61.38 |</text:p>
      <text:p text:style-name="P1">| <text:s text:c="3"/>4 | Rani <text:s text:c="3"/>| <text:s/>NULL |</text:p>
      <text:p text:style-name="P1">| <text:s text:c="3"/>5 | Pravina | 56.34 |</text:p>
      <text:p text:style-name="P1">| <text:s text:c="3"/>6 | Raj <text:s text:c="4"/>| <text:s/>71.9 |</text:p>
      <text:p text:style-name="P1">| <text:s text:c="3"/>7 | Ashok <text:s text:c="2"/>| 62.45 |</text:p>
      <text:p text:style-name="P1">| <text:s text:c="3"/>8 | Priya <text:s text:c="2"/>| 54.76 |</text:p>
      <text:p text:style-name="P1">| <text:s text:c="3"/>9 | Rajesh <text:s/>| 81.43 |</text:p>
      <text:p text:style-name="P1">| NULL | Suresh <text:s/>| 65.39 |</text:p>
      <text:p text:style-name="P1">+------+---------+-------+</text:p>
      <text:p text:style-name="P1">9 rows in set (0.00 sec)</text:p>
      <text:p text:style-name="P1"/>
      <text:p text:style-name="P1">mysql&gt; delete from student where roll = 1;</text:p>
      <text:p text:style-name="P1">mysql&gt; delete from student where marks &gt; 70 and marks &lt; 80;</text:p>
      <text:p text:style-name="P1">Query OK, 1 row affected (0.12 sec)</text:p>
      <text:p text:style-name="P1"/>
      <text:p text:style-name="P1">mysql&gt; SELECT * FROM student;</text:p>
      <text:p text:style-name="P1">+------+---------+-------+</text:p>
      <text:p text:style-name="P1">| roll | name <text:s text:c="3"/>| marks |</text:p>
      <text:p text:style-name="P1">+------+---------+-------+</text:p>
      <text:p text:style-name="P1">| <text:s text:c="3"/>2 | Vijaya <text:s/>| 67.34 |</text:p>
      <text:p text:style-name="P1">| <text:s text:c="3"/>3 | Pravin <text:s/>| 61.38 |</text:p>
      <text:p text:style-name="P1">| <text:s text:c="3"/>4 | Rani <text:s text:c="3"/>| <text:s/>NULL |</text:p>
      <text:p text:style-name="P1">| <text:s text:c="3"/>5 | Pravina | 56.34 |</text:p>
      <text:p text:style-name="P1">| <text:s text:c="3"/>7 | Ashok <text:s text:c="2"/>| 62.45 |</text:p>
      <text:p text:style-name="P1">| <text:s text:c="3"/>8 | Priya <text:s text:c="2"/>| 54.76 |</text:p>
      <text:p text:style-name="P1">| <text:s text:c="3"/>9 | Rajesh <text:s/>| 81.43 |</text:p>
      <text:p text:style-name="P1">| NULL | Suresh <text:s/>| 65.39 |</text:p>
      <text:p text:style-name="P1">+------+---------+-------+</text:p>
      <text:p text:style-name="P1">8 rows in set (0.00 sec)</text:p>
      <text:p text:style-name="P1"/>
      <text:p text:style-name="P1">mysql&gt; </text:p>
      <text:p text:style-name="P1">mysql&gt; SELECT * FROM student;</text:p>
      <text:p text:style-name="P1">+------+---------+-------+</text:p>
      <text:p text:style-name="P1"><text:soft-page-break/>| roll | name <text:s text:c="3"/>| marks |</text:p>
      <text:p text:style-name="P1">+------+---------+-------+</text:p>
      <text:p text:style-name="P1">| <text:s text:c="3"/>2 | Vijaya <text:s/>| 67.34 |</text:p>
      <text:p text:style-name="P1">| <text:s text:c="3"/>3 | Pravin <text:s/>| 61.38 |</text:p>
      <text:p text:style-name="P1">| <text:s text:c="3"/>4 | Rani <text:s text:c="3"/>| <text:s/>NULL |</text:p>
      <text:p text:style-name="P1">| <text:s text:c="3"/>5 | Pravina | 56.34 |</text:p>
      <text:p text:style-name="P1">| <text:s text:c="3"/>7 | Ashok <text:s text:c="2"/>| 62.45 |</text:p>
      <text:p text:style-name="P1">| <text:s text:c="3"/>8 | Priya <text:s text:c="2"/>| 54.76 |</text:p>
      <text:p text:style-name="P1">| <text:s text:c="3"/>9 | Rajesh <text:s/>| 81.43 |</text:p>
      <text:p text:style-name="P1">| NULL | Suresh <text:s/>| 65.39 |</text:p>
      <text:p text:style-name="P1">+------+---------+-------+</text:p>
      <text:p text:style-name="P1">8 rows in set (0.00 sec)</text:p>
      <text:p text:style-name="P1"/>
      <text:p text:style-name="P1">mysql&gt; update student set marks = 69.38 where roll = 4;</text:p>
      <text:p text:style-name="P1">Query OK, 1 row affected (0.17 sec)</text:p>
      <text:p text:style-name="P1">Rows matched: 1 <text:s/>Changed: 1 <text:s/>Warnings: 0</text:p>
      <text:p text:style-name="P1"/>
      <text:p text:style-name="P1">mysql&gt; SELECT * FROM student;</text:p>
      <text:p text:style-name="P1">+------+---------+-------+</text:p>
      <text:p text:style-name="P1">| roll | name <text:s text:c="3"/>| marks |</text:p>
      <text:p text:style-name="P1">+------+---------+-------+</text:p>
      <text:p text:style-name="P1">| <text:s text:c="3"/>2 | Vijaya <text:s/>| 67.34 |</text:p>
      <text:p text:style-name="P1">| <text:s text:c="3"/>3 | Pravin <text:s/>| 61.38 |</text:p>
      <text:p text:style-name="P1">| <text:s text:c="3"/>4 | Rani <text:s text:c="3"/>| 69.38 |</text:p>
      <text:p text:style-name="P1">| <text:s text:c="3"/>5 | Pravina | 56.34 |</text:p>
      <text:p text:style-name="P1">| <text:s text:c="3"/>7 | Ashok <text:s text:c="2"/>| 62.45 |</text:p>
      <text:p text:style-name="P1">| <text:s text:c="3"/>8 | Priya <text:s text:c="2"/>| 54.76 |</text:p>
      <text:p text:style-name="P1">| <text:s text:c="3"/>9 | Rajesh <text:s/>| 81.43 |</text:p>
      <text:p text:style-name="P1">| NULL | Suresh <text:s/>| 65.39 |</text:p>
      <text:p text:style-name="P1">+------+---------+-------+</text:p>
      <text:p text:style-name="P1">8 rows in set (0.00 sec)</text:p>
      <text:p text:style-name="P1"/>
      <text:p text:style-name="P1">mysql&gt; </text:p>
      <text:p text:style-name="P1">mysql&gt; update student set marks = marks + 0.5;</text:p>
      <text:p text:style-name="P1">Query OK, 8 rows affected (0.68 sec)</text:p>
      <text:p text:style-name="P1">Rows matched: 8 <text:s/>Changed: 8 <text:s/>Warnings: 0</text:p>
      <text:p text:style-name="P1"/>
      <text:p text:style-name="P1">mysql&gt; SELECT * FROM student;</text:p>
      <text:p text:style-name="P1">+------+---------+-------+</text:p>
      <text:p text:style-name="P1">| roll | name <text:s text:c="3"/>| marks |</text:p>
      <text:p text:style-name="P1">+------+---------+-------+</text:p>
      <text:p text:style-name="P1">| <text:s text:c="3"/>2 | Vijaya <text:s/>| 67.84 |</text:p>
      <text:p text:style-name="P1">| <text:s text:c="3"/>3 | Pravin <text:s/>| 61.88 |</text:p>
      <text:p text:style-name="P1">| <text:s text:c="3"/>4 | Rani <text:s text:c="3"/>| 69.88 |</text:p>
      <text:p text:style-name="P1">| <text:s text:c="3"/>5 | Pravina | 56.84 |</text:p>
      <text:p text:style-name="P1">| <text:s text:c="3"/>7 | Ashok <text:s text:c="2"/>| 62.95 |</text:p>
      <text:p text:style-name="P1">| <text:s text:c="3"/>8 | Priya <text:s text:c="2"/>| 55.26 |</text:p>
      <text:p text:style-name="P1">| <text:s text:c="3"/>9 | Rajesh <text:s/>| 81.93 |</text:p>
      <text:p text:style-name="P1">| NULL | Suresh <text:s/>| 65.89 |</text:p>
      <text:p text:style-name="P1">+------+---------+-------+</text:p>
      <text:p text:style-name="P1">8 rows in set (0.00 sec)</text:p>
      <text:p text:style-name="P1"/>
      <text:p text:style-name="P1">mysql&gt; update student set marks=72.67,name='Pramod' where roll=3;</text:p>
      <text:p text:style-name="P1"><text:soft-page-break/>Query OK, 1 row affected (0.34 sec)</text:p>
      <text:p text:style-name="P1">Rows matched: 1 <text:s/>Changed: 1 <text:s/>Warnings: 0</text:p>
      <text:p text:style-name="P1"/>
      <text:p text:style-name="P1">mysql&gt; update student set marks=72.67,name='Pramod' where roll=10; </text:p>
      <text:p text:style-name="P1">Query OK, 0 rows affected (0.00 sec)</text:p>
      <text:p text:style-name="P1">Rows matched: 0 <text:s/>Changed: 0 <text:s/>Warnings: 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11:46:16.623003128</meta:creation-date>
    <dc:date>2023-09-23T11:46:49.283251739</dc:date>
    <meta:editing-duration>PT34S</meta:editing-duration>
    <meta:editing-cycles>1</meta:editing-cycles>
    <meta:document-statistic meta:table-count="0" meta:image-count="0" meta:object-count="0" meta:page-count="9" meta:paragraph-count="372" meta:word-count="2332" meta:character-count="11569" meta:non-whitespace-character-count="8931"/>
    <meta:generator>LibreOffice/7.4.1.2$Linux_X86_64 LibreOffice_project/3c58a8f3a960df8bc8fd77b461821e42c061c5f0</meta:generator>
  </office:meta>
</office:document-meta>
</file>